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line-through-type="single"/>
    </style:style>
    <style:style style:name="T2" style:family="text">
      <style:text-properties fo:font-style="italic" style:text-line-through-type="single"/>
    </style:style>
  </office:automatic-styles>
  <office:body>
    <office:text>
      <text:p text:style-name="Normal">It’s in winter that they bake the most delicious cakes.</text:p>
      <text:p text:style-name="Normal"/>
      <text:p text:style-name="Normal">So, what do we want? Until we make that clear, we simply can’t do anything.</text:p>
      <text:p text:style-name="Normal">What is it that we want, I wonder? Initially, we wanted to show how indifferent the world could be, but that vision didn’t account for the bigger picture. Then, you wanted to show that her heart was being eaten at, that emptiness had gotten the better of it. But while we do try to make a proper introduction with this, for some reason, this isn’t it.</text:p>
      <text:p text:style-name="Normal">I don’t particularly care about showing that she’s empty inside. Or rather, I don’t want to make that so explicit, I want it to be understood on a subconscious level as the pages are turned.</text:p>
      <text:p text:style-name="Normal">So, what do we want?</text:p>
      <text:p text:style-name="Normal">Not this, likely. We might need to restructure things, to delete the part that stemmed from the above visions, in order to find what we want.</text:p>
      <text:p text:style-name="Normal">Alright. What do you want?</text:p>
      <text:p text:style-name="Normal">A new world of possibilities. There are so many, but you aren’t to choose one. You aren’t to pick one among the infinitely many. What we want, the road that we want to take, the life that we want to give, it’s within us. And you have to search deep down.</text:p>
      <text:p text:style-name="Normal">No... Perhaps I am wrong.</text:p>
      <text:p text:style-name="Normal">You’re... not. Not exactly. It’s as you said. Figure out what you want first. Once you’ve got that, we can make the world move. But first, you have to figure out what you want. And what you want, you’ll most definitely within you. Within me. What is it that I want?</text:p>
      <text:p text:style-name="Normal"/>
      <text:p text:style-name="Normal">I don’t know your name, but I want your happiness. It would make me happy if you were happy. That’s simply how good stories work. I’m happy when the characters that I care about are happy. I’m happy when the character that I like is happy. So, I want to give you happiness.</text:p>
      <text:p text:style-name="Normal">And yet, there is such a long and sad story to tell before I can get there. Your story, this first part of your story, what was its purpose? Why was this song made? We could ask iyowa, or we could ask the song. I’m afraid I wouldn’t like the answer though. Maybe we’re just underestimating this song again. That would make it the third time we do that.</text:p>
      <text:p text:style-name="Normal">I’m tired. Let’s figure that out, next time. Why this song was written.</text:p>
      <text:p text:style-name="Normal"/>
      <text:p text:style-name="Normal">So. Next time is here. Let’s focus.</text:p>
      <text:p text:style-name="Normal">A story. iyowa wanted to tell a story. There’s more, of course, like for all story-tellers, there’s always more to it than just wanting to tell a story, but in this case, that’s what I immediately see. He went out of his way to do everything, from the music, to the lyrics, to the arrangement, to the drawings, to the MV. It’s abundantly apparent that he wanted to tell a story.</text:p>
      <text:p text:style-name="Normal">And what’s more... DDLC. That theory is just too strong to be ignored. I haven’t played the game myself, but even so it has influenced me, even so it has influenced my writing in this story. I’ve been thinking that this is like a very clumsy game of telephone: from a game, to a song, to a story.</text:p>
      <text:p text:style-name="Normal">Nevertheless, let’s focus on what iyowa wanted to tell. And of course... Of course this is absolutely the kind of thing you hate to put into words. It’s so much more beautiful unsaid, why in the world would I ever cram it down into a couple vague words?</text:p>
      <text:p text:style-name="Normal">So, we leave it in our subconscious, and we figure out what to write next. No, let’s understand our subconscious first.</text:p>
      <text:p text:style-name="Normal"/>
      <text:p text:style-name="Normal">New variable. Sana’s voice and tone.</text:p>
      <text:p text:style-name="Normal"/>
      <text:p text:style-name="Normal">what I want. It’s my turn now, so it’s what I want.</text:p>
      <text:p text:style-name="Normal"/>
      <text:p text:style-name="Normal"/>
      <text:p text:style-name="Normal">Let’s put this here.</text:p>
      <text:p text:style-name="Normal"/>
      <text:p text:style-name="Normal"><text:span text:style-name="T1">She started down the street at a jog. There was a bus that stopped by the school that had one of its stops nearby. Since it passed by every fifteen minutes, with some luck she might catch it and make it in time for classes.</text:span></text:p>
      <text:p text:style-name="Normal"><text:span text:style-name="T1">She put the bread in her mouth and held her backpack’s handles tight to run better. Thankfully, by now, the streets were nearly devoid of commuters, and only latecomers like her were still about.</text:span></text:p>
      <text:p text:style-name="Normal"><text:span text:style-name="T1">*Tap-tap-tap-tap*</text:span></text:p>
      <text:p text:style-name="Normal"><text:span text:style-name="T1">As she ran, she started wondering if it was her talent to be late; she had yet to meet anyone as good at it as she was.</text:span></text:p>
      <text:p text:style-name="Normal"><text:span text:style-name="T1">*Tap-tap-tap-tap*</text:span></text:p>
      <text:p text:style-name="Normal"><text:span text:style-name="T2">... Do you rush like this too when you’re late? </text:span><text:span text:style-name="T1">Her thoughts went back to </text:span><text:span text:style-name="T2">you</text:span><text:span text:style-name="T1"> again. She’d never heard of you being late before, but there was a first time for everything. What were the chances that you were in the same situation as her, right now? Realistically, </text:span><text:span text:style-name="T2">next to none.</text:span><text:span text:style-name="T1"> Realistically. Then, as she rounded the corner,</text:span></text:p>
      <text:p text:style-name="Normal"><text:span text:style-name="T1">*Tap-tap-tap-Bam!*</text:span></text:p>
      <text:p text:style-name="Normal"><text:span text:style-name="T1">She crashed into someone, and as he was running too, both of you fell down pretty hard.</text:span></text:p>
      <text:p text:style-name="Normal"><text:span text:style-name="T1">“O-ouch... </text:span><text:span text:style-name="T2">What kind of idiot dashes into a crossroad?</text:span><text:span text:style-name="T1">” she thought. So, she looked up to find out who the (other) idiot was, and of course,</text:span></text:p>
      <text:p text:style-name="Normal"><text:span text:style-name="T1">“Ah...”</text:span></text:p>
      <text:p text:style-name="Normal"><text:span text:style-name="T1">It wasn’t </text:span><text:span text:style-name="T2">you</text:span><text:span text:style-name="T1">. It was a middle-aged salary man in pain, in a suit, and in a hurry to pick both himself and his documents up. He was visibly irritated, and mumbled something under his breath.</text:span></text:p>
      <text:p text:style-name="Normal"><text:span text:style-name="T1">“I-I’m really sorry sir,” she started, “I didn’t think-”</text:span></text:p>
      <text:p text:style-name="Normal"><text:span text:style-name="T1">He gave her a nasty glare, stopping her mid-sentence. Then, in an almost threatening tone,</text:span></text:p>
      <text:p text:style-name="Normal"><text:span text:style-name="T1">“Watch your damn step next time.”</text:span></text:p>
      <text:p text:style-name="Normal"><text:span text:style-name="T1">And he left.</text:span></text:p>
      <text:p text:style-name="Normal"><text:span text:style-name="T1">“...”</text:span></text:p>
      <text:p text:style-name="Normal"><text:span text:style-name="T1">She had yet to get back on her feet, but she just stayed there for some time. Guilt and remorse had finally caught up with her, and they made their way into her heart. They were hungry, they’d been searching for something to feed on.</text:span></text:p>
      <text:p text:style-name="Normal"><text:span text:style-name="T1">“Sorry...” she repeated, to... more than just the salary man.</text:span></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